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22222" style:font-name="Courier 10 Pitch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222222" style:font-name="Courier 10 Pitch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222222" style:font-name="Courier 10 Pitch" fo:letter-spacing="normal" fo:font-style="normal" fo:font-weight="normal" officeooo:paragraph-rsid="000d9b43"/>
    </style:style>
    <style:style style:name="P4" style:family="paragraph" style:parent-style-name="Standard">
      <style:text-properties fo:font-variant="normal" fo:text-transform="none" fo:color="#222222" style:font-name="Courier 10 Pitch" fo:letter-spacing="normal" fo:font-style="normal" fo:font-weight="normal" officeooo:paragraph-rsid="000d9b43"/>
    </style:style>
    <style:style style:name="T1" style:family="text">
      <style:text-properties fo:font-variant="normal" fo:text-transform="none" fo:color="#222222" style:font-name="Courier 10 Pitch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17 work diary:</text:p>
      <text:p text:style-name="Standard">1. install anaconda under yehcl</text:p>
      <text:p text:style-name="Standard">2. check graphic card driver version and cuda version</text:p>
      <text:p text:style-name="Standard"/>
      <text:p text:style-name="Standard">driver:435.21</text:p>
      <text:p text:style-name="Standard">cuda:10.1</text:p>
      <text:p text:style-name="Standard"/>
      <text:p text:style-name="Standard">3.create environment<text:span text:style-name="T1">:</text:span></text:p>
      <text:p text:style-name="P2">conda create -n ‘’name’’ python=’’version’’</text:p>
      <text:p text:style-name="P2">python裝3.7的</text:p>
      <text:p text:style-name="P2"/>
      <text:p text:style-name="P2">查看environment:</text:p>
      <text:p text:style-name="P2">conda info –envs</text:p>
      <text:p text:style-name="P2"/>
      <text:p text:style-name="P2">啟動虛擬環境:</text:p>
      <text:p text:style-name="P1"><text:bookmark text:name="51a2"/>conda activate pytorch</text:p>
      <text:p text:style-name="P1"/>
      <text:p text:style-name="P1">退出虛擬環境：</text:p>
      <text:p text:style-name="P1">conda deactivate</text:p>
      <text:p text:style-name="P1"/>
      <text:p text:style-name="P1">4.安裝pytorch:</text:p>
      <text:p text:style-name="P1">pytorch1.3</text:p>
      <text:p text:style-name="P1"/>
      <text:p text:style-name="P1">5.import torch 成功！</text:p>
      <text:p text:style-name="P1"/>
      <text:p text:style-name="P1">開始寫！</text:p>
      <text:p text:style-name="P2"/>
      <text:p text:style-name="P3">參考網站：</text:p>
      <text:p text:style-name="P3"><text:a xlink:type="simple" xlink:href="https://mc.ai/【pytorch教程】p1-pytorch環境的配置及安裝/" text:style-name="Internet_20_link" text:visited-style-name="Visited_20_Internet_20_Link">https://mc.ai/%E3%80%90pytorch%E6%95%99%E7%A8%8B%E3%80%91p1-pytorch%E7%92%B0%E5%A2%83%E7%9A%84%E9%85%8D%E7%BD%AE%E5%8F%8A%E5%AE%89%E8%A3%9D/</text:a></text:p>
      <text:p text:style-name="P3"/>
      <text:p text:style-name="P3">在pytorch 環境中安裝jupyter 成功</text:p>
      <text:p text:style-name="P3"/>
      <text:p text:style-name="P3"/>
      <text:p text:style-name="P3">Github操作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22:09:21.464081755</meta:creation-date>
    <dc:date>2019-12-17T23:05:05.919949572</dc:date>
    <meta:editing-duration>PT5M3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89" meta:character-count="501" meta:non-whitespace-character-count="473"/>
  </office:meta>
</office:document-meta>
</file>